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Gordon Moore was co-founder and Chairman for Intel Corp. Moore's Law observes how the number of transistors that can fit on an integrated circuit approximately doubles every two years. This trend has an almost unexpected accuracy till this day as it was proposed near 48 years ago in 1965 paper of Moore's.</text:p>
      <text:p text:style-name="Standard"/>
      <text:p text:style-name="Standard">[http://en.wikipedia.org/wiki/Moore%27s_Law]</text:p>
      <text:p text:style-name="Standard">[http://en.wikipedia.org/wiki/Gordon_Moore]</text:p>
      <text:p text:style-name="Standard"/>
      <text:p text:style-name="Standard"/>
      <text:p text:style-name="Standard">2) Approximately 3,145,728,000 circuit components could fit on an integrated circuit in 2013. The Intel Ivy Bridge series (i5, i7) has approximately 1.2 – 1.4 billion transistors on it. </text:p>
      <text:p text:style-name="Standard"/>
      <text:p text:style-name="Standard">[Transistor Counter.py] (My own creation)</text:p>
      <text:p text:style-name="Standard">[<text:a xlink:type="simple" xlink:href="http://techreport.com/review/24879/intel-core-i7-4770k-and-4950hq-haswell-processors-reviewed">http://techreport.com/review/24879/intel-core-i7-4770k-and-4950hq-haswell-processors-reviewed</text:a>]</text:p>
      <text:p text:style-name="Standard">[http://www.anandtech.com/show/5771/the-intel-ivy-bridge-core-i7-3770k-review/3]</text:p>
      <text:p text:style-name="Standard"/>
      <text:p text:style-name="Standard"/>
      <text:p text:style-name="Standard">3)Technological Singularity refers to the theoretical point in time when computers (or AI's) will have super-human intelligence and presumably will dynamically alter society after cede date. The date calculated by my own 'Transistor Counter' program starting at a date of 1970 with a transistor count of 1000 approximated the year 2023 that the t. count would reach 100.66 x 10^9.</text:p>
      <text:p text:style-name="Standard"/>
      <text:p text:style-name="Standard">[http://en.wikipedia.org/wiki/Technological_singularity]</text:p>
      <text:p text:style-name="Standard">[Transistor Counter.py] (My own cre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22:18:40.41</meta:creation-date>
    <dc:date>2013-10-14T23:21:16.79</dc:date>
    <meta:editing-duration>P1DT8H22M26S</meta:editing-duration>
    <meta:editing-cycles>8</meta:editing-cycles>
    <meta:generator>OpenOffice.org/3.4.1$Win32 OpenOffice.org_project/341m1$Build-9593</meta:generator>
    <meta:document-statistic meta:table-count="0" meta:image-count="0" meta:object-count="0" meta:page-count="1" meta:paragraph-count="10" meta:word-count="157" meta:character-count="1275"/>
  </office:meta>
</office:document-meta>
</file>